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top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3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9cm" fo:min-width="3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3.94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99cm" fo:min-width="3.9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4cm" fo:min-width="3.945cm"/>
    </style:style>
    <style:style style:name="gr8" style:family="graphic" style:parent-style-name="standard">
      <style:graphic-properties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style="italic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size="8pt"/>
    </style:style>
    <style:style style:name="P6" style:family="paragraph">
      <style:paragraph-properties fo:margin-left="0cm" fo:margin-right="0cm" fo:text-align="center" fo:text-indent="0cm"/>
      <style:text-properties fo:font-size="10pt"/>
    </style:style>
    <style:style style:name="P7" style:family="paragraph">
      <style:paragraph-properties fo:margin-left="0cm" fo:margin-right="0cm" fo:text-indent="0cm" style:text-autospace="none"/>
    </style:style>
    <style:style style:name="T1" style:family="text">
      <style:text-properties fo:font-size="10pt" fo:font-style="italic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size="10pt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2" draw:layer="layout" svg:width="4.445cm" svg:height="1.905cm" svg:x="14.605cm" svg:y="0.635cm">
              <text:p text:style-name="P1"><text:span text:style-name="T1">AudioTime</text:span></text:p>
            </draw:rect>
            <draw:line draw:style-name="gr2" draw:text-style-name="P3" draw:layer="layout" svg:x1="14.605cm" svg:y1="1.304cm" svg:x2="19.05cm" svg:y2="1.304cm">
              <text:p text:style-name="P4"/>
            </draw:line>
            <draw:frame draw:style-name="gr3" draw:text-style-name="P5" draw:layer="layout" svg:width="4.445cm" svg:height="1.244cm" svg:x="14.605cm" svg:y="1.296cm">
              <draw:text-box>
                <text:p text:style-name="P4"><text:span text:style-name="T2">long getNanoTime()</text:span></text:p>
                <text:p text:style-name="P4"><text:span text:style-name="T2">long getMillisTime()</text:span></text:p>
              </draw:text-box>
            </draw:frame>
          </draw:g>
        </draw:g>
        <draw:g>
          <draw:rect draw:style-name="gr1" draw:text-style-name="P6" draw:layer="layout" svg:width="5.715cm" svg:height="2.54cm" svg:x="0.635cm" svg:y="3.81cm">
            <text:p text:style-name="P1"><text:span text:style-name="T3">AudioMixer</text:span></text:p>
          </draw:rect>
          <draw:line draw:style-name="gr2" draw:text-style-name="P3" draw:layer="layout" svg:x1="0.635cm" svg:y1="4.479cm" svg:x2="6.35cm" svg:y2="4.479cm">
            <text:p text:style-name="P4"/>
          </draw:line>
          <draw:frame draw:style-name="gr4" draw:text-style-name="P5" draw:layer="layout" svg:width="5.715cm" svg:height="1.879cm" svg:x="0.635cm" svg:y="4.471cm">
            <draw:text-box>
              <text:p text:style-name="P4"><text:span text:style-name="T2">addAudioStream(AudioInput)</text:span></text:p>
              <text:p text:style-name="P4"><text:span text:style-name="T2">removeAudioStream(AudioInput)</text:span></text:p>
              <text:p text:style-name="P4"><text:span text:style-name="T2">int getCount()</text:span></text:p>
              <text:p text:style-name="P4"><text:span text:style-name="T2">List getAudioStreams()</text:span></text:p>
              <text:p text:style-name="P4"><text:span text:style-name="T2">List getRenderables()</text:span></text:p>
            </draw:text-box>
          </draw:frame>
        </draw:g>
        <draw:g>
          <draw:rect draw:style-name="gr1" draw:text-style-name="P6" draw:layer="layout" svg:width="5.715cm" svg:height="4.445cm" svg:x="0.635cm" svg:y="6.985cm">
            <text:p text:style-name="P1"><text:span text:style-name="T3">AudioBuffer</text:span></text:p>
          </draw:rect>
          <draw:line draw:style-name="gr2" draw:text-style-name="P3" draw:layer="layout" svg:x1="0.635cm" svg:y1="7.654cm" svg:x2="6.35cm" svg:y2="7.654cm">
            <text:p text:style-name="P4"/>
          </draw:line>
          <draw:frame draw:style-name="gr5" draw:text-style-name="P5" draw:layer="layout" svg:width="5.715cm" svg:height="3.784cm" svg:x="0.635cm" svg:y="7.646cm">
            <draw:text-box>
              <text:p text:style-name="P4"><text:span text:style-name="T2">double[] getChannels()</text:span></text:p>
              <text:p text:style-name="P4"><text:span text:style-name="T2">int getChannelCount()</text:span></text:p>
              <text:p text:style-name="P4"><text:span text:style-name="T2">int getSampleCount()</text:span></text:p>
              <text:p text:style-name="P4"><text:span text:style-name="T2">double getSampleRate()</text:span></text:p>
              <text:p text:style-name="P4"><text:span text:style-name="T2">addChannel(double[])</text:span></text:p>
              <text:p text:style-name="P7"><text:span text:style-name="T4">removeChannel(int)</text:span></text:p>
              <text:p text:style-name="P7"><text:span text:style-name="T4">copyChannel(int, int)</text:span></text:p>
              <text:p text:style-name="P7"><text:span text:style-name="T4">byte[] convertToByteArray()</text:span></text:p>
              <text:p text:style-name="P7"><text:span text:style-name="T4">makeSilenece()</text:span></text:p>
              <text:p text:style-name="P7"><text:span text:style-name="T4">copyTo(AudioBuffer)</text:span></text:p>
              <text:p text:style-name="P7"><text:span text:style-name="T4"/></text:p>
            </draw:text-box>
          </draw:frame>
        </draw:g>
        <draw:g>
          <draw:rect draw:style-name="gr1" draw:text-style-name="P6" draw:layer="layout" svg:width="4.445cm" svg:height="4.445cm" svg:x="12.7cm" svg:y="3.81cm">
            <text:p text:style-name="P1"><text:span text:style-name="T3">AudioPullThread</text:span></text:p>
          </draw:rect>
          <draw:line draw:style-name="gr2" draw:text-style-name="P3" draw:layer="layout" svg:x1="12.7cm" svg:y1="4.479cm" svg:x2="17.145cm" svg:y2="4.479cm">
            <text:p text:style-name="P4"/>
          </draw:line>
          <draw:frame draw:style-name="gr6" draw:text-style-name="P5" draw:layer="layout" svg:width="4.445cm" svg:height="3.863cm" svg:x="12.7cm" svg:y="4.471cm">
            <draw:text-box>
              <text:p text:style-name="P4"><text:span text:style-name="T2">setInput(AudioInput)</text:span></text:p>
              <text:p text:style-name="P4"><text:span text:style-name="T2">AudioInput getInput()</text:span></text:p>
              <text:p text:style-name="P4"><text:span text:style-name="T2">setSink(AudioSink)</text:span></text:p>
              <text:p text:style-name="P4"><text:span text:style-name="T2">AudioSink getSink()</text:span></text:p>
              <text:p text:style-name="P4"><text:span text:style-name="T2">setSliceTime()</text:span></text:p>
              <text:p text:style-name="P4"><text:span text:style-name="T2">start()</text:span></text:p>
              <text:p text:style-name="P4"><text:span text:style-name="T2">stop()</text:span></text:p>
              <text:p text:style-name="P4"><text:span text:style-name="T2">getAudioTime()</text:span></text:p>
              <text:p text:style-name="P4"><text:span text:style-name="T2">addListener(</text:span></text:p>
              <text:p text:style-name="P4"><text:span text:style-name="T2"><text:s/></text:span><text:span text:style-name="T2">AudioRendererListener)</text:span></text:p>
              <text:p text:style-name="P4"><text:span text:style-name="T2">removeListener(</text:span></text:p>
              <text:p text:style-name="P4"><text:span text:style-name="T2"><text:s/></text:span><text:span text:style-name="T2">AudioRendererListener)</text:span></text:p>
            </draw:text-box>
          </draw:frame>
        </draw:g>
        <draw:g>
          <draw:g>
            <draw:rect draw:style-name="gr1" draw:text-style-name="P2" draw:layer="layout" svg:width="3.175cm" svg:height="1.905cm" svg:x="5.08cm" svg:y="0.635cm">
              <text:p text:style-name="P1"><text:span text:style-name="T1">Serviceable</text:span></text:p>
            </draw:rect>
            <draw:line draw:style-name="gr2" draw:text-style-name="P3" draw:layer="layout" svg:x1="5.08cm" svg:y1="1.304cm" svg:x2="8.255cm" svg:y2="1.304cm">
              <text:p text:style-name="P4"/>
            </draw:line>
            <draw:frame draw:style-name="gr3" draw:text-style-name="P5" draw:layer="layout" svg:width="3.175cm" svg:height="1.244cm" svg:x="5.08cm" svg:y="1.296cm">
              <draw:text-box>
                <text:p text:style-name="P4"><text:span text:style-name="T2">service()</text:span></text:p>
                <text:p text:style-name="P4"><text:span text:style-name="T2"/></text:p>
              </draw:text-box>
            </draw:frame>
          </draw:g>
        </draw:g>
        <draw:g>
          <draw:rect draw:style-name="gr1" draw:text-style-name="P2" draw:layer="layout" svg:width="3.81cm" svg:height="1.905cm" svg:x="0.635cm" svg:y="0.635cm">
            <text:p text:style-name="P1"><text:span text:style-name="T1">AudioInput</text:span></text:p>
          </draw:rect>
          <draw:line draw:style-name="gr2" draw:text-style-name="P3" draw:layer="layout" svg:x1="0.635cm" svg:y1="1.304cm" svg:x2="4.445cm" svg:y2="1.304cm">
            <text:p text:style-name="P4"/>
          </draw:line>
          <draw:frame draw:style-name="gr3" draw:text-style-name="P5" draw:layer="layout" svg:width="3.81cm" svg:height="1.244cm" svg:x="0.635cm" svg:y="1.296cm">
            <draw:text-box>
              <text:p text:style-name="P4"><text:span text:style-name="T2">read(AudioBuffer)</text:span></text:p>
              <text:p text:style-name="P4"><text:span text:style-name="T2">boolean done()</text:span></text:p>
            </draw:text-box>
          </draw:frame>
        </draw:g>
        <draw:g>
          <draw:rect draw:style-name="gr1" draw:text-style-name="P2" draw:layer="layout" svg:width="5.08cm" svg:height="4.445cm" svg:x="6.985cm" svg:y="6.985cm">
            <text:p text:style-name="P1"><text:span text:style-name="T1">AudioSink</text:span></text:p>
          </draw:rect>
          <draw:line draw:style-name="gr2" draw:text-style-name="P3" draw:layer="layout" svg:x1="6.985cm" svg:y1="7.654cm" svg:x2="12.065cm" svg:y2="7.654cm">
            <text:p text:style-name="P4"/>
          </draw:line>
          <draw:frame draw:style-name="gr7" draw:text-style-name="P5" draw:layer="layout" svg:width="5.08cm" svg:height="2.514cm" svg:x="6.985cm" svg:y="7.646cm">
            <draw:text-box>
              <text:p text:style-name="P4"><text:span text:style-name="T2">write(AudioBuffer)</text:span></text:p>
              <text:p text:style-name="P4"><text:span text:style-name="T2">close()</text:span></text:p>
              <text:p text:style-name="P4"><text:span text:style-name="T2">int getChannels()</text:span></text:p>
              <text:p text:style-name="P4"><text:span text:style-name="T2">double getSampleRate()</text:span></text:p>
              <text:p text:style-name="P4"><text:span text:style-name="T2">int getBufferSize()</text:span></text:p>
              <text:p text:style-name="P4"><text:span text:style-name="T2">boolean isOpen()</text:span></text:p>
              <text:p text:style-name="P4"><text:span text:style-name="T2"/></text:p>
            </draw:text-box>
          </draw:frame>
        </draw:g>
        <draw:g>
          <draw:g>
            <draw:rect draw:style-name="gr1" draw:text-style-name="P2" draw:layer="layout" svg:width="4.445cm" svg:height="1.905cm" svg:x="0.635cm" svg:y="12.065cm">
              <text:p text:style-name="P1"><text:span text:style-name="T1">Renderable</text:span></text:p>
            </draw:rect>
            <draw:line draw:style-name="gr2" draw:text-style-name="P3" draw:layer="layout" svg:x1="0.635cm" svg:y1="12.734cm" svg:x2="5.08cm" svg:y2="12.734cm">
              <text:p text:style-name="P4"/>
            </draw:line>
            <draw:frame draw:style-name="gr3" draw:text-style-name="P5" draw:layer="layout" svg:width="4.445cm" svg:height="1.244cm" svg:x="0.635cm" svg:y="12.726cm">
              <draw:text-box>
                <text:p text:style-name="P4"><text:span text:style-name="T2">render(AudioTime)</text:span></text:p>
                <text:p text:style-name="P4"><text:span text:style-name="T2">boolean alreadRendered</text:span></text:p>
                <text:p text:style-name="P4"><text:span text:style-name="T2"><text:s text:c="11"/></text:span><text:span text:style-name="T2">(AudioTime)</text:span></text:p>
              </draw:text-box>
            </draw:frame>
          </draw:g>
        </draw:g>
        <draw:line draw:style-name="gr8" draw:text-style-name="P3" draw:layer="layout" svg:x1="2.54cm" svg:y1="3.81cm" svg:x2="2.54cm" svg:y2="2.54cm">
          <text:p text:style-name="P4"/>
        </draw:line>
        <draw:g>
          <draw:g>
            <draw:rect draw:style-name="gr1" draw:text-style-name="P2" draw:layer="layout" svg:width="5.08cm" svg:height="1.905cm" svg:x="8.89cm" svg:y="0.635cm">
              <text:p text:style-name="P1"><text:span text:style-name="T1">AudioClock</text:span></text:p>
            </draw:rect>
            <draw:line draw:style-name="gr2" draw:text-style-name="P3" draw:layer="layout" svg:x1="8.89cm" svg:y1="1.304cm" svg:x2="13.97cm" svg:y2="1.304cm">
              <text:p text:style-name="P4"/>
            </draw:line>
            <draw:frame draw:style-name="gr3" draw:text-style-name="P5" draw:layer="layout" svg:width="5.08cm" svg:height="1.244cm" svg:x="8.89cm" svg:y="1.296cm">
              <draw:text-box>
                <text:p text:style-name="P4"><text:span text:style-name="T2">AudioTime getAudioTime()</text:span></text:p>
                <text:p text:style-name="P4"><text:span text:style-name="T2"/></text:p>
              </draw:text-box>
            </draw:frame>
          </draw:g>
        </draw:g>
        <draw:line draw:style-name="gr8" draw:text-style-name="P3" draw:layer="layout" svg:x1="5.715cm" svg:y1="3.81cm" svg:x2="5.715cm" svg:y2="2.54cm">
          <text:p text:style-name="P4"/>
        </draw:line>
        <draw:g>
          <draw:rect draw:style-name="gr1" draw:text-style-name="P6" draw:layer="layout" svg:width="4.445cm" svg:height="3.81cm" svg:x="12.7cm" svg:y="12.065cm">
            <text:p text:style-name="P1"><text:span text:style-name="T3">MaintenanceThread</text:span></text:p>
          </draw:rect>
          <draw:line draw:style-name="gr2" draw:text-style-name="P3" draw:layer="layout" svg:x1="12.7cm" svg:y1="12.734cm" svg:x2="17.145cm" svg:y2="12.734cm">
            <text:p text:style-name="P4"/>
          </draw:line>
          <draw:frame draw:style-name="gr6" draw:text-style-name="P5" draw:layer="layout" svg:width="4.445cm" svg:height="3.149cm" svg:x="12.7cm" svg:y="12.726cm">
            <draw:text-box>
              <text:p text:style-name="P4"><text:span text:style-name="T2">start()</text:span></text:p>
              <text:p text:style-name="P4"><text:span text:style-name="T2">stop()</text:span></text:p>
              <text:p text:style-name="P4"><text:span text:style-name="T2">addServiceable()</text:span></text:p>
              <text:p text:style-name="P4"><text:span text:style-name="T2">removeServiceable()</text:span></text:p>
              <text:p text:style-name="P4"><text:span text:style-name="T2">addAdjustableClock()</text:span></text:p>
              <text:p text:style-name="P4"><text:span text:style-name="T2">removeAdjustableClock()</text:span></text:p>
              <text:p text:style-name="P4"><text:span text:style-name="T2">setMasterClock()</text:span></text:p>
              <text:p text:style-name="P4"><text:span text:style-name="T2">synchronizeClocks()</text:span></text:p>
            </draw:text-box>
          </draw:frame>
        </draw:g>
        <draw:g>
          <draw:g>
            <draw:rect draw:style-name="gr1" draw:text-style-name="P2" draw:layer="layout" svg:width="5.08cm" svg:height="1.905cm" svg:x="6.985cm" svg:y="3.81cm">
              <text:p text:style-name="P1"><text:span text:style-name="T1">AdjustableAudioClock</text:span></text:p>
            </draw:rect>
            <draw:line draw:style-name="gr2" draw:text-style-name="P3" draw:layer="layout" svg:x1="6.985cm" svg:y1="4.479cm" svg:x2="12.065cm" svg:y2="4.479cm">
              <text:p text:style-name="P4"/>
            </draw:line>
            <draw:frame draw:style-name="gr3" draw:text-style-name="P5" draw:layer="layout" svg:width="5.08cm" svg:height="1.244cm" svg:x="6.985cm" svg:y="4.471cm">
              <draw:text-box>
                <text:p text:style-name="P4"><text:span text:style-name="T2">setTimeOffset(AudioTime)</text:span></text:p>
                <text:p text:style-name="P7"><text:span text:style-name="T4">AudioTime getTimeOffset()</text:span></text:p>
              </draw:text-box>
            </draw:frame>
          </draw:g>
        </draw:g>
        <draw:line draw:style-name="gr8" draw:text-style-name="P3" draw:layer="layout" svg:x1="13.335cm" svg:y1="3.81cm" svg:x2="13.335cm" svg:y2="2.54cm">
          <text:p text:style-name="P4"/>
        </draw:line>
        <draw:g>
          <draw:rect draw:style-name="gr1" draw:text-style-name="P6" draw:layer="layout" svg:width="5.08cm" svg:height="3.175cm" svg:x="6.35cm" svg:y="12.065cm">
            <text:p text:style-name="P1"><text:span text:style-name="T3">AsynchronousRenderer</text:span></text:p>
          </draw:rect>
          <draw:line draw:style-name="gr2" draw:text-style-name="P3" draw:layer="layout" svg:x1="6.35cm" svg:y1="12.734cm" svg:x2="11.43cm" svg:y2="12.734cm">
            <text:p text:style-name="P4"/>
          </draw:line>
          <draw:frame draw:style-name="gr7" draw:text-style-name="P5" draw:layer="layout" svg:width="5.08cm" svg:height="2.514cm" svg:x="6.35cm" svg:y="12.726cm">
            <draw:text-box>
              <text:p text:style-name="P4"><text:span text:style-name="T2">int getThreadCount()</text:span></text:p>
              <text:p text:style-name="P4"><text:span text:style-name="T2">setThreadCount(int)</text:span></text:p>
              <text:p text:style-name="P4"><text:span text:style-name="T2">start()</text:span></text:p>
              <text:p text:style-name="P4"><text:span text:style-name="T2">stop()</text:span></text:p>
              <text:p text:style-name="P4"><text:span text:style-name="T2">dispatch(AudioTime,</text:span></text:p>
              <text:p text:style-name="P4"><text:span text:style-name="T2"><text:s text:c="9"/></text:span><text:span text:style-name="T2">Renderable[])</text:span></text:p>
            </draw:text-box>
          </draw:frame>
        </draw:g>
        <draw:line draw:style-name="gr8" draw:text-style-name="P3" draw:layer="layout" svg:x1="10.16cm" svg:y1="3.81cm" svg:x2="10.16cm" svg:y2="2.54cm">
          <text:p text:style-name="P4"/>
        </draw:line>
        <draw:line draw:style-name="gr8" draw:text-style-name="P3" draw:layer="layout" svg:x1="9.525cm" svg:y1="6.985cm" svg:x2="9.525cm" svg:y2="5.715cm">
          <text:p text:style-name="P4"/>
        </draw:line>
        <draw:frame draw:style-name="gr9" draw:layer="layout" svg:width="6.35cm" svg:height="6.985cm" svg:x="1.27cm" svg:y="17.145cm">
          <draw:text-box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left" draw:auto-grow-height="fals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11.324cm" fo:margin-left="0cm" fo:margin-right="2.088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Florian Bomers</meta:initial-creator>
    <meta:creation-date>2006-09-14T10:18:32</meta:creation-date>
    <dc:creator>Florian Bomers</dc:creator>
    <dc:date>2006-09-15T13:58:00</dc:date>
    <dc:language>de-DE</dc:language>
    <meta:editing-cycles>20</meta:editing-cycles>
    <meta:editing-duration>PT4H16M47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